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1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3"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307969477489329477"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185102457490813251"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6423337904061635046"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4317489470276260606"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3497765245224614349"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7061916849784158474"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6967879895875852811"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161310742055056798"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1793801438878843681"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8286505021226836736"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4935351164579593926"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5053735232711864638"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5052922195646146979"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4150492269245088357"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8420926471170172164"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36530910"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6345199082685334338"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3982477835119309000"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2398591254642793921"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628601005352337102"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1140455156668864917"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7395490666910214271"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8253478611901173441"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4753270749491465818"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2061786655990217262"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5750436256777103257"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1978578406106952335"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5509142657659139312"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7168119111781978656"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2072520741177881083"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4196273476263127704" text:style-name="L30">
        <text:list-item>
          <text:p text:style-name="P110">Player can remove states</text:p>
          <text:list>
            <text:list-item>
              <text:p text:style-name="P110">Player can pay 100g to remove a state</text:p>
            </text:list-item>
          </text:list>
        </text:list-item>
      </text:list>
      <text:list xml:id="list7417219406683545476"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5347290274889793668"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6677263508669953954"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9025585442240208114"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6240300432329694820" text:style-name="L35">
        <text:list-item>
          <text:p text:style-name="P54">Molotov</text:p>
          <text:list>
            <text:list-item>
              <text:p text:style-name="P54">Deal 5 Fire damage to all characters in a 3x3 area and apply 1 burning.</text:p>
            </text:list-item>
          </text:list>
        </text:list-item>
      </text:list>
      <text:list xml:id="list828807349506720892" text:style-name="L36">
        <text:list-item>
          <text:p text:style-name="P55">Bottled Frost</text:p>
          <text:list>
            <text:list-item>
              <text:p text:style-name="P55">Apply pinned to all characters in a 3x3 area</text:p>
            </text:list-item>
          </text:list>
        </text:list-item>
      </text:list>
      <text:list xml:id="list8754896987708233312" text:style-name="L37">
        <text:list-item>
          <text:p text:style-name="P56">Poison Grenade</text:p>
          <text:list>
            <text:list-item>
              <text:p text:style-name="P56">Apply 2 poison to all characters in a 3x3 area</text:p>
            </text:list-item>
          </text:list>
        </text:list-item>
      </text:list>
      <text:list xml:id="list5770576021166107128" text:style-name="L38">
        <text:list-item>
          <text:p text:style-name="P57">Love Potion</text:p>
          <text:list>
            <text:list-item>
              <text:p text:style-name="P114">Apply 'Stunned' to a target</text:p>
            </text:list-item>
          </text:list>
        </text:list-item>
      </text:list>
      <text:list xml:id="list8399133702518251489"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7786742331391605827"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5864078383198982030"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3206515303768266560"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8200930808937678173"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3710205439786946961"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5589579796159975400"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8888650588530073054"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text:p>
        </text:list-item>
        <text:list-item>
          <text:p text:style-name="P121">Sleep: Unable to take any actions. Any damage will cancel this effect. Expires on activation end.</text:p>
        </text:list-item>
      </text:list>
      <text:p text:style-name="P5"/>
      <text:p text:style-name="P4">Passive Traits (Non Stacking)</text:p>
      <text:list xml:id="list8836580997991974496"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1297851715614474097"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2797200458356139503"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8330985712056417622"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8511542314372633106"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860152408892834527"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5388812761027920202"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3332682461736765109"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715882496243028871"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36545543"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7525129948792442623"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1841271115726350878"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5463353900940724300"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5814797945897794516"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6293237717356011444"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4342506185567136190"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4864312217987615879"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5170997906779275406"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36545746" text:continue-list="list5814797945897794516"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7206423807017961076"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6869102942704582160"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8410712471055663988" text:style-name="L66">
        <text:list-item>
          <text:p text:style-name="P124">Each elemental enemy has 100% immunity damage of its element type, e.g.</text:p>
          <text:list>
            <text:list-item>
              <text:p text:style-name="P124">Fire elemental has 100% fire resistance</text:p>
            </text:list-item>
          </text:list>
        </text:list-item>
      </text:list>
      <text:list xml:id="list1840354976587143982" text:style-name="L67">
        <text:list-item>
          <text:p text:style-name="P125">Fire Elemental</text:p>
          <text:list>
            <text:list-item>
              <text:p text:style-name="P125">Fiery Presence (Passive)</text:p>
            </text:list-item>
            <text:list-item>
              <text:p text:style-name="P125">Phoenix Dive</text:p>
            </text:list-item>
            <text:list-item>
              <text:p text:style-name="P125">Fire Nova</text:p>
            </text:list-item>
          </text:list>
        </text:list-item>
      </text:list>
      <text:list xml:id="list487035887809323150"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5147529641454016731"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7995540819855995158"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3709179941309549968"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5009128347723715381"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6789849282273258590"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6543011229779926644"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4251171527036730295"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7759560325921539051"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4952483423274310546"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8735045607174113967" text:style-name="L78">
        <text:list-item>
          <text:p text:style-name="P136">Skeleton Necromancer Rework</text:p>
        </text:list-item>
      </text:list>
      <text:list xml:id="list619913257476347013"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2630338760038090581"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4935019913150106855"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8110696428515296574"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3222015358841470950"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9152175188476073729"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8720905687816425155"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5460750078088213453"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8336108806561273102"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9004881392298584508"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1112041261312788887"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5922194507384107837"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5110567248147601287"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4737327835437409378"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7709926158939215136"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8046145512901456107" text:style-name="L94">
        <text:list-item>
          <text:p text:style-name="P152">Instead of designing more act 2 enemies, for the short term, we could use the same encounters, but increase all enemies health, damage, wisdom etc</text:p>
        </text:list-item>
      </text:list>
      <text:p text:style-name="P5"/>
      <text:list xml:id="list6877217084636484184" text:style-name="L95">
        <text:list-item>
          <text:p text:style-name="P153">Item reward screens may need to have 4 or 5 options instead of 3, since there are so many items in the game now</text:p>
        </text:list-item>
      </text:list>
      <text:p text:style-name="P5"/>
      <text:p text:style-name="P7">Powers</text:p>
      <text:list xml:id="list393368117645483612"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2549148396217913484"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Help The Refugees: Gain State: Heroism (+1 strenght, wisdom, dexterity) permanent</text:p>
      <text:p text:style-name="P12">Option 2: Rob the Refugees: Gain 10g. Gain State: Wanted (You cannot spend gold in shops)</text:p>
      <text:p text:style-name="P12"/>
      <text:list xml:id="list107434108630757049"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list xml:id="list4888088201093865757" text:style-name="L129">
        <text:list-item>
          <text:p text:style-name="P159">Blade of The Blood God</text:p>
        </text:list-item>
      </text:list>
      <text:p text:style-name="P12">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2">“Whomsoever takes up this sword shall wield the power of the blood god. Just as you draw blood, so shall the blade draw from you”.</text:p>
      <text:p text:style-name="P12">Option 1: Take the Sword: Gain Item: Blade Of The Blood God. Gain State: Curse of the Blood God </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text:span text:style-name="T3">Whomsoever takes up this blade shall wield power eternal. Just as the blade rends flesh, so must power scar the spirit.</text:span> </text:p>
      <text:p text:style-name="P12"/>
      <text:list xml:id="list36521726" text:continue-list="list2549148396217913484" text:style-name="L97">
        <text:list-header>
          <text:p text:style-name="P160"/>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8028071672353227319" text:style-name="L99">
        <text:list-header>
          <text:p text:style-name="P158">8. Shady Trader</text:p>
        </text:list-header>
      </text:list>
      <text:p text:style-name="P12">Option 1: Pay 30g, Gain a random common item (repeatable)</text:p>
      <text:p text:style-name="P12"><text:soft-page-break/>Option 3: Pay 40g, Gain a random spell book (repeatable)</text:p>
      <text:p text:style-name="P12">Option 2: Pay 50g, Gain a random consumable (Repeatable)</text:p>
      <text:p text:style-name="P12"/>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text:soft-page-break/>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text:soft-page-break/>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4898152738538678126" text:style-name="L100">
        <text:list-header>
          <text:p text:style-name="P163"><text:soft-page-break/>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4481090794751826864" text:style-name="L101">
        <text:list-item>
          <text:p text:style-name="P161">some powers should have a negative effect as well e.g.</text:p>
        </text:list-item>
        <text:list-item>
          <text:p text:style-name="P161">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8059602558397967281" text:style-name="L102">
        <text:list-item>
          <text:p text:style-name="P78">Each act has 9 encounter rows and then 1 boss fight</text:p>
        </text:list-item>
        <text:list-item>
          <text:p text:style-name="P78"><text:soft-page-break/>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2399261281572210787"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text:soft-page-break/>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Chilled</text:p>
                </text:list-item>
                <text:list-item>
                  <text:p text:style-name="P79">Godly: Your characters ignore all resistances when attacking</text:p>
                </text:list-item>
              </text:list>
            </text:list-item>
          </text:list>
        </text:list-item>
      </text:list>
      <text:list xml:id="list3160161754884081413" text:style-name="L104">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6624264687706041105" text:style-name="L105">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4400922425395585443" text:style-name="L106">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5499531019814964592" text:style-name="L107">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ext:soft-page-break/>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339301589721878345" text:style-name="L108">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2203331240279262288" text:style-name="L109">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6918811437096647496" text:style-name="L110">
        <text:list-item>
          <text:p text:style-name="P86">Main Hand</text:p>
          <text:list>
            <text:list-item>
              <text:p text:style-name="P86">1h melee weapon</text:p>
              <text:list>
                <text:list-item>
                  <text:p text:style-name="P86"><text:soft-page-break/>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183872837084029033" text:style-name="L111">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1517196124929791398" text:style-name="L112">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text:soft-page-break/>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36518176" text:continue-numbering="true" text:style-name="L112">
        <text:list-item>
          <text:p text:style-name="P88">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8115609227406084567" text:style-name="L113">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2063201860798455797" text:style-name="L114">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text:soft-page-break/>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3 random rare items (15g each)</text:p>
                </text:list-item>
                <text:list-item>
                  <text:p text:style-name="P90">3 random common items (10g each)</text:p>
                </text:list-item>
              </text:list>
            </text:list-item>
          </text:list>
        </text:list-item>
      </text:list>
      <text:p text:style-name="P1"/>
      <text:p text:style-name="P4">Camp Site</text:p>
      <text:list xml:id="list8513681982306794770" text:style-name="L115">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3): Remove a negative state (if we have mysterys in the game)</text:p>
            </text:list-item>
          </text:list>
        </text:list-item>
      </text:list>
      <text:p text:style-name="P1"/>
      <text:p text:style-name="P3">Mystery Room</text:p>
      <text:list xml:id="list8088841275622324211" text:style-name="L116">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text:soft-page-break/>Kings Blessing Game Start Event</text:p>
      <text:p text:style-name="P1"/>
      <text:list xml:id="list6435359175480962297" text:style-name="L117">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Discover a Rare Item</text:p>
            </text:list-item>
            <text:list-item>
              <text:p text:style-name="P93">Gain 3 random common items</text:p>
            </text:list-item>
            <text:list-item>
              <text:p text:style-name="P93">Gain 2 random spell books</text:p>
            </text:list-item>
            <text:list-item>
              <text:p text:style-name="P93">Enemies in the first combat have 50% health</text:p>
            </text:list-item>
            <text:list-item>
              <text:p text:style-name="P93">All characters gain 50 xp</text:p>
            </text:list-item>
            <text:list-item>
              <text:p text:style-name="P93">Gain 2 random consumables</text:p>
            </text:list-item>
            <text:list-item>
              <text:p text:style-name="P93">All characters gain +20 Max Health</text:p>
            </text:list-item>
          </text:list>
        </text:list-item>
      </text:list>
      <text:p text:style-name="P1"/>
      <text:p text:style-name="P3">Enemy Ideas</text:p>
      <text:p text:style-name="P1">Overview</text:p>
      <text:list xml:id="list424870236033607759" text:style-name="L118">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1411237202117011548" text:style-name="L119">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text:soft-page-break/>Enemies Encounters</text:p>
      <text:p text:style-name="P1">WHAT RESISTANCES SHOULD EACH ENEMY HAVE??</text:p>
      <text:list xml:id="list666756106050068985" text:style-name="L120">
        <text:list-item>
          <text:p text:style-name="P96">Basic</text:p>
        </text:list-item>
      </text:list>
      <text:list xml:id="list3552012662642171545" text:style-name="L121">
        <text:list-item>
          <text:p text:style-name="P97">Goblin Warband</text:p>
          <text:list>
            <text:list-item>
              <text:p text:style-name="P97">2x goblin stabby</text:p>
            </text:list-item>
            <text:list-item>
              <text:p text:style-name="P97">2x goblin shooty</text:p>
            </text:list-item>
            <text:list-item>
              <text:p text:style-name="P97">1 goblin war leader</text:p>
            </text:list-item>
          </text:list>
        </text:list-item>
      </text:list>
      <text:list xml:id="list2903196407885854836" text:style-name="L122">
        <text:list-item>
          <text:p text:style-name="P98">Skeleton Gang</text:p>
          <text:list>
            <text:list-item>
              <text:p text:style-name="P98">3x random skeleton</text:p>
            </text:list-item>
          </text:list>
        </text:list-item>
      </text:list>
      <text:list xml:id="list4127854745411495865" text:style-name="L123">
        <text:list-item>
          <text:p text:style-name="P99">Elemental Pack</text:p>
          <text:list>
            <text:list-item>
              <text:p text:style-name="P99">3x random elemental</text:p>
            </text:list-item>
          </text:list>
        </text:list-item>
      </text:list>
      <text:list xml:id="list8431877013798376718" text:style-name="L124">
        <text:list-item>
          <text:p text:style-name="P100">Necromancer</text:p>
          <text:list>
            <text:list-item>
              <text:p text:style-name="P100">1x necromancer</text:p>
            </text:list-item>
          </text:list>
        </text:list-item>
      </text:list>
      <text:p text:style-name="P1">Elites</text:p>
      <text:list xml:id="list6412308594832358285" text:style-name="L125">
        <text:list-item>
          <text:p text:style-name="P101">Skeleton Mega gang</text:p>
          <text:list>
            <text:list-item>
              <text:p text:style-name="P101">5x random skeleton</text:p>
            </text:list-item>
          </text:list>
        </text:list-item>
      </text:list>
      <text:list xml:id="list6081897300271508115" text:style-name="L126">
        <text:list-item>
          <text:p text:style-name="P102">Elemental Mega Pack</text:p>
          <text:list>
            <text:list-item>
              <text:p text:style-name="P102">5x random elemental</text:p>
            </text:list-item>
          </text:list>
        </text:list-item>
      </text:list>
      <text:list xml:id="list292873550211027435" text:style-name="L127">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704219464609457845" text:style-name="L128">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text:soft-page-break/>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6T16:31:53.30</dc:date>
    <dc:creator>will black</dc:creator>
    <meta:editing-duration>P30DT22H54M18S</meta:editing-duration>
    <meta:editing-cycles>1010</meta:editing-cycles>
    <meta:generator>OpenOffice/4.1.6$Win32 OpenOffice.org_project/416m1$Build-9790</meta:generator>
    <meta:document-statistic meta:table-count="0" meta:image-count="0" meta:object-count="0" meta:page-count="47" meta:paragraph-count="1131" meta:word-count="9830" meta:character-count="53358"/>
  </office:meta>
</office:document-meta>
</file>